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h text:style-name="Heading_20_1" text:outline-level="1"><text:bookmark-start text:name="gemm-files-functions"/>GeMM files &amp; functions<text:bookmark-end text:name="gemm-files-functions"/></text:h>
      <text:h text:style-name="Heading_20_2" text:outline-level="2"><text:bookmark-start text:name="defaults.jl"/>defaults.jl<text:bookmark-end text:name="defaults.jl"/></text:h>
      <text:list text:style-name="L1">
        <text:list-item>
          <text:p text:style-name="P1">defaultSettings()</text:p>
        </text:list-item>
      </text:list>
      <text:h text:style-name="Heading_20_2" text:outline-level="2"><text:bookmark-start text:name="initialisation.jl"/>initialisation.jl<text:bookmark-end text:name="initialisation.jl"/></text:h>
      <text:list text:style-name="L2">
        <text:list-item>
          <text:p text:style-name="P2">createpop(settings::Dict{String, Any})</text:p>
        </text:list-item>
        <text:list-item>
          <text:p text:style-name="P2">genesis(settings::Dict{String, Any})</text:p>
        </text:list-item>
        <text:list-item>
          <text:p text:style-name="P2">createworld(maptable::Array{Array{String,1},1}, settings::Dict{String, Any})</text:p>
        </text:list-item>
        <text:list-item>
          <text:p text:style-name="P2">updateworld!(world::Array{Patch,1},maptable::Array{Array{String,1},1}, settings::Dict{String, Any})</text:p>
        </text:list-item>
      </text:list>
      <text:h text:style-name="Heading_20_2" text:outline-level="2"><text:bookmark-start text:name="input.jl"/>input.jl<text:bookmark-end text:name="input.jl"/></text:h>
      <text:list text:style-name="L3">
        <text:list-item>
          <text:p text:style-name="P3">getsettings(configfile::String = "", seed::Integer = 0)</text:p>
        </text:list-item>
        <text:list-item>
          <text:p text:style-name="P3">parsecommandline()</text:p>
        </text:list-item>
        <text:list-item>
          <text:p text:style-name="P3">basicparser(filename::String)</text:p>
        </text:list-item>
        <text:list-item>
          <text:p text:style-name="P3">parseconfig(configfilename::String)</text:p>
        </text:list-item>
        <text:list-item>
          <text:p text:style-name="P3">readmapfile(mapfilename::String, settings::Dict{String, Any})</text:p>
        </text:list-item>
      </text:list>
      <text:h text:style-name="Heading_20_2" text:outline-level="2"><text:bookmark-start text:name="output.jl"/>output.jl<text:bookmark-end text:name="output.jl"/></text:h>
      <text:list text:style-name="L4">
        <text:list-item>
          <text:p text:style-name="P4">printheader(settings::Dict{String, Any}, io::IO = stdout, sep::String = ")</text:p>
        </text:list-item>
        <text:list-item>
          <text:p text:style-name="P4">dumpinds(world::Array{Patch, 1}, settings::Dict{String, Any}, timestep::Int, io::IO = stdout, sep::String = ")</text:p>
        </text:list-item>
        <text:list-item>
          <text:p text:style-name="P4">makefasta(world::Array{Patch, 1}, settings::Dict{String, Any}, io::IO = stdout, onlyisland::Bool = false, sep::String = "_")</text:p>
        </text:list-item>
        <text:list-item>
          <text:p text:style-name="P4">setupdatadir(settings::Dict{String, Any})</text:p>
        </text:list-item>
        <text:list-item>
          <text:p text:style-name="P4">writesettings(settings::Dict{String, Any})</text:p>
        </text:list-item>
        <text:list-item>
          <text:p text:style-name="P4">writedata(world::Array{Patch,1}, settings::Dict{String, Any}, timestep::Int)</text:p>
        </text:list-item>
        <text:list-item>
          <text:p text:style-name="P4">recordstatistics(world::Array{Patch,1}, settings::Dict{String, Any})</text:p>
        </text:list-item>
        <text:list-item>
          <text:p text:style-name="P4">recordlineages(world::Array{Patch,1}, settings::Dict{String, Any}, timestep::Int)</text:p>
        </text:list-item>
        <text:list-item>
          <text:p text:style-name="P4">printpopheader(io::IO)</text:p>
        </text:list-item>
        <text:list-item>
          <text:p text:style-name="P4">printpopstats(io::IO, world::Array{Patch, 1}, settings::Dict{String, Any}, timestep::Integer)</text:p>
        </text:list-item>
        <text:list-item>
          <text:p text:style-name="P4">simlog(msg::String, settings::Dict{String, Any}, category=‘i’, logfile=“simulation.log”, onlylog=false)</text:p>
        </text:list-item>
        <text:list-item>
          <text:p text:style-name="P4">logprint(msg::String, settings::Dict{String, Any}, tostderr=false)</text:p>
        </text:list-item>
      </text:list>
      <text:h text:style-name="Heading_20_2" text:outline-level="2"><text:bookmark-start text:name="run_simulation.jl"/>run_simulation.jl<text:bookmark-end text:name="run_simulation.jl"/></text:h>
      <text:list text:style-name="L5">
        <text:list-item>
          <text:p text:style-name="P5">runsim(config::String = "", seed::Integer = 0)</text:p>
        </text:list-item>
        <text:list-item>
          <text:p text:style-name="P5">rungemm(config::String = "", seed::Integer = 0)</text:p>
        </text:list-item>
      </text:list>
      <text:h text:style-name="Heading_20_2" text:outline-level="2"><text:bookmark-start text:name="scheduling.jl"/>scheduling.jl<text:bookmark-end text:name="scheduling.jl"/></text:h>
      <text:list text:style-name="L6">
        <text:list-item>
          <text:p text:style-name="P6">simulate!(world::Array{Patch,1}, settings::Dict{String, Any}, timesteps::Int=1000, timeoffset::Int = 0)</text:p>
        </text:list-item>
      </text:list>
      <text:h text:style-name="Heading_20_2" text:outline-level="2"><text:bookmark-start text:name="submodels.jl"/>submodels.jl<text:bookmark-end text:name="submodels.jl"/></text:h>
      <text:list text:style-name="L7">
        <text:list-item>
          <text:p text:style-name="P7">mutate!(traits::Array{Trait, 1}, settings::Dict{String, Any}, locivar::Float64 = 1.0)</text:p>
        </text:list-item>
        <text:list-item>
          <text:p text:style-name="P7">mutate!(ind::Individual, temp::Float64, settings::Dict{String, Any})</text:p>
        </text:list-item>
        <text:list-item>
          <text:p text:style-name="P7">mutate!(patch::Patch, settings::Dict{String, Any})</text:p>
        </text:list-item>
        <text:list-item>
          <text:p text:style-name="P7">mutate!(world::Array{Patch, 1}, settings::Dict{String, Any})</text:p>
        </text:list-item>
        <text:list-item>
          <text:p text:style-name="P7">checkviability!(community::Array{Individual, 1}, settings::Dict{String, Any})</text:p>
        </text:list-item>
        <text:list-item>
          <text:p text:style-name="P7">checkviability!(patch::Patch, settings::Dict{String, Any})</text:p>
        </text:list-item>
        <text:list-item>
          <text:p text:style-name="P7">checkviability!(world::Array{Patch,1}, settings::Dict{String, Any})</text:p>
        </text:list-item>
        <text:list-item>
          <text:p text:style-name="P7">establish!(patch::Patch, nniches::Int=1)</text:p>
        </text:list-item>
        <text:list-item>
          <text:p text:style-name="P7">establish!(world::Array{Patch,1}, nniches::Int=1, static::Bool = true)</text:p>
        </text:list-item>
        <text:list-item>
          <text:p text:style-name="P7">survive!(patch::Patch, mortality::Float64)</text:p>
        </text:list-item>
        <text:list-item>
          <text:p text:style-name="P7">survive!(world::Array{Patch,1}, settings::Dict{String, Any})</text:p>
        </text:list-item>
        <text:list-item>
          <text:p text:style-name="P7">disturb!(patch::Patch, intensity::Int)</text:p>
        </text:list-item>
        <text:list-item>
          <text:p text:style-name="P7">disturb!(world::Array{Patch,1}, settings::Dict{String, Any})</text:p>
        </text:list-item>
        <text:list-item>
          <text:p text:style-name="P7">initspeciespool!(settings::Dict{String, Any})</text:p>
        </text:list-item>
        <text:list-item>
          <text:p text:style-name="P7">invade!(patch::Patch, pressure::Int)</text:p>
        </text:list-item>
        <text:list-item>
          <text:p text:style-name="P7">global invade!(world::Array{Patch,1}, settings::Dict{String, Any})</text:p>
        </text:list-item>
        <text:list-item>
          <text:p text:style-name="P7">grow!(patch::Patch, growthrate::Float64)</text:p>
        </text:list-item>
        <text:list-item>
          <text:p text:style-name="P7">grow!(world::Array{Patch,1}, settings::Dict{String, Any})</text:p>
        </text:list-item>
        <text:list-item>
          <text:p text:style-name="P7">disperse!(world::Array{Patch,1}, static::Bool = true)</text:p>
        </text:list-item>
        <text:list-item>
          <text:p text:style-name="P7">compete!(patch::Patch)</text:p>
        </text:list-item>
        <text:list-item>
          <text:p text:style-name="P7">compete!(world::Array{Patch,1}, static::Bool = true)</text:p>
        </text:list-item>
        <text:list-item>
          <text:p text:style-name="P7">reproduce!(patch::Patch, settings::Dict{String, Any})</text:p>
        </text:list-item>
        <text:list-item>
          <text:p text:style-name="P7">reproduce!(world::Array{Patch,1}, settings::Dict{String, Any})</text:p>
        </text:list-item>
        <text:list-item>
          <text:p text:style-name="P7">changetemp!(world::Array{Patch,1}, sdtemp::Float64)</text:p>
        </text:list-item>
        <text:list-item>
          <text:p text:style-name="P7">changeprec!(world::Array{Patch,1}, sdprec::Float64)</text:p>
        </text:list-item>
        <text:list-item>
          <text:p text:style-name="P7">changehabitat!(world::Array{Patch,1}, settings::Dict{String, Any})</text:p>
        </text:list-item>
      </text:list>
      <text:h text:style-name="Heading_20_2" text:outline-level="2"><text:bookmark-start text:name="auxfuncts.jl"/>auxfuncts.jl<text:bookmark-end text:name="auxfuncts.jl"/></text:h>
      <text:list text:style-name="L8">
        <text:list-item>
          <text:p text:style-name="P8">meiosis(genome::Array{Chromosome,1}, maternal::Bool)</text:p>
        </text:list-item>
        <text:list-item>
          <text:p text:style-name="P8">getmeantraitvalue(traits::Array{Trait, 1}, traitidx::Integer)</text:p>
        </text:list-item>
        <text:list-item>
          <text:p text:style-name="P8">getstdtraitvalue(traits::Array{Trait, 1}, traitidx::Integer)</text:p>
        </text:list-item>
        <text:list-item>
          <text:p text:style-name="P8">gettraitdict(chrms::Array{Chromosome, 1}, traitnames::Array{String, 1})</text:p>
        </text:list-item>
        <text:list-item>
          <text:p text:style-name="P8">gettraitdict(genes::Array{AbstractGene, 1}, traitnames::Array{String, 1})</text:p>
        </text:list-item>
        <text:list-item>
          <text:p text:style-name="P8">gettraitdict(traits::Array{Trait, 1}, traitnames::Array{String, 1})</text:p>
        </text:list-item>
        <text:list-item>
          <text:p text:style-name="P8">traitsexist(traits::Dict{String, Float64}, settings::Dict{String, Any})</text:p>
        </text:list-item>
        <text:list-item>
          <text:p text:style-name="P8">traitsexist(ind::Individual, settings::Dict{String, Any})</text:p>
        </text:list-item>
        <text:list-item>
          <text:p text:style-name="P8">gausscurve(b, c, x, a = 1.0)</text:p>
        </text:list-item>
        <text:list-item>
          <text:p text:style-name="P8">diversity(world::Array{Patch,1})</text:p>
        </text:list-item>
        <text:list-item>
          <text:p text:style-name="P8">shannon(index::Dict{String,Int})</text:p>
        </text:list-item>
        <text:list-item>
          <text:p text:style-name="P8">freespace(world::Array{Patch,1})</text:p>
        </text:list-item>
        <text:list-item>
          <text:p text:style-name="P8">findisland(world::Array{Patch,1})</text:p>
        </text:list-item>
        <text:list-item>
          <text:p text:style-name="P8">checkborderconditions(world::Array{Patch,1}, xdest::Int, ydest::Int)</text:p>
        </text:list-item>
        <text:list-item>
          <text:p text:style-name="P8">identifyAdults!(patch::Patch)</text:p>
        </text:list-item>
        <text:list-item>
          <text:p text:style-name="P8">getseqsimilarity(indgene::AbstractString, mategene::AbstractString)</text:p>
        </text:list-item>
        <text:list-item>
          <text:p text:style-name="P8">getseq(genome::Array{Chromosome, 1}, traitidx::Integer)</text:p>
        </text:list-item>
        <text:list-item>
          <text:p text:style-name="P8">iscompatible(mate::Individual, ind::Individual, traitnames::Array{String, 1})</text:p>
        </text:list-item>
        <text:list-item>
          <text:p text:style-name="P8">findmate(population::AbstractArray{Individual, 1}, ind::Individual, traitnames::Array{String, 1})</text:p>
        </text:list-item>
        <text:list-item>
          <text:p text:style-name="P8">createoffspring(noffs::Integer, ind::Individual, partner::Individual, traitnames::Array{String, 1})</text:p>
        </text:list-item>
        <text:list-item>
          <text:p text:style-name="P8">seq2num(sequence::String)</text:p>
        </text:list-item>
        <text:list-item>
          <text:p text:style-name="P8">seq2bignum(sequence::String)</text:p>
        </text:list-item>
        <text:list-item>
          <text:p text:style-name="P8">num2seq(n::Integer)</text:p>
        </text:list-item>
        <text:list-item>
          <text:p text:style-name="P8">createtraits(settings::Dict{String, Any})</text:p>
        </text:list-item>
        <text:list-item>
          <text:p text:style-name="P8">creategenes(ngenes::Int, traits::Array{Trait,1}, settings::Dict{String, Any})</text:p>
        </text:list-item>
        <text:list-item>
          <text:p text:style-name="P8">createchrms(nchrms::Int,genes::Array{AbstractGene,1})</text:p>
        </text:list-item>
        <text:list-item>
          <text:p text:style-name="P8">createind(settings::Dict{String, Any}, marked::Bool = false)</text:p>
        </text:list-item>
        <text:list-item>
          <text:p text:style-name="P8">varyalleles!(genes::Array{AbstractGene, 1}, settings::Dict{String, Any}, locivar::Float64)</text:p>
        </text:list-item>
        <text:list-item>
          <text:p text:style-name="P8">varyalleles!(chrms::Array{Chromosome, 1}, settings::Dict{String, Any}, locivar::Float64)</text:p>
        </text:list-item>
        <text:list-item>
          <text:p text:style-name="P8">markthem!(community::Array{Individual, 1})</text:p>
        </text:list-item>
        <text:list-item>
          <text:p text:style-name="P8">markthem!(habitat::Patch)</text:p>
        </text:list-item>
        <text:list-item>
          <text:p text:style-name="P8">markthem!(world::Array{Patch, 1}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